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1.794cm"/>
    </style:style>
    <style:style style:name="co3" style:family="table-column">
      <style:table-column-properties fo:break-before="auto" style:column-width="8.2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3.937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1.08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.EnumCardStatu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Заблокирован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Активна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s.EnumContractType" table:style-name="ta1">
        <table:table-column table:style-name="co1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Услуги процессингового центр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intenance_cards</text:p>
          </table:table-cell>
          <table:table-cell office:value-type="string" calcext:value-type="string">
            <text:p>Обслуживание топливных карт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s.EnumItemCategory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Топлив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Газ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Товары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Услуги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s.EnumLimitPeriod" table:style-name="ta1">
        <table:table-column table:style-name="co1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renewable</text:p>
          </table:table-cell>
          <table:table-cell office:value-type="string" calcext:value-type="string">
            <text:p>Невозобновляем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Цикличность: ден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Цикличность: недел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Цикличность: месяц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umLimitType" table:style-name="ta1">
        <table:table-column table:style-name="co1" table:default-cell-style-name="ce3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По категории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По товар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По всем товарам/категориям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s.EnumTransactionType" table:style-name="ta1">
        <table:table-column table:style-name="co1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Заправк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return</text:span></text:p>
          </table:table-cell>
          <table:table-cell office:value-type="string" calcext:value-type="string">
            <text:p>Возврат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s.EnumUnit" table:style-name="ta1">
        <table:table-column table:style-name="co1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_currency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Руб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Литр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s.EnumSiteType" table:style-name="ta1">
        <table:table-column table:style-name="co1" table:default-cell-style-name="ce3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sneft</text:p>
          </table:table-cell>
          <table:table-cell office:value-type="string" calcext:value-type="string">
            <text:p>РН-Кар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tneft</text:p>
          </table:table-cell>
          <table:table-cell office:value-type="string" calcext:value-type="string">
            <text:p>Татнефть-АЗ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rolplus</text:p>
          </table:table-cell>
          <table:table-cell office:value-type="string" calcext:value-type="string">
            <text:p>Петрол Плюс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0:42:34.479667276</meta:creation-date>
    <dc:date>2023-05-13T17:26:35.754152849</dc:date>
    <meta:editing-duration>PT32M22S</meta:editing-duration>
    <meta:editing-cycles>17</meta:editing-cycles>
    <meta:generator>LibreOffice/7.5.2.2$Linux_X86_64 LibreOffice_project/50$Build-2</meta:generator>
    <meta:document-statistic meta:table-count="8" meta:cell-count="93" meta:object-count="0"/>
  </office:meta>
</office:document-meta>
</file>